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language="en" fo:country="US"/>
    </style:style>
    <style:style style:name="P19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20" style:parent-style-name="Policepardéfaut" style:family="text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ext:p text:style-name="Normal"><text:tab/><text:tab/><text:tab/>&lt;div class="cadrepos"&gt;</text:p>
      <text:p text:style-name="Normal"><text:tab/><text:tab/><text:tab/><text:tab/>&lt;div class="txtpro"&gt; Prochainement &lt;/div&gt;</text:p>
      <text:p text:style-name="Normal"><text:tab/><text:tab/><text:tab/><text:tab/>&lt;div class="prochainement"&gt;</text:p>
      <text:p text:style-name="Normal"><text:tab/><text:tab/><text:tab/><text:tab/><text:tab/>&lt;li data-num="1"&gt;&lt;img src="image/concert1.jpg" alt="" height="300" class="imgli"&gt;&lt;/li&gt;</text:p>
      <text:p text:style-name="Normal"><text:tab/><text:s text:c="12"/><text:tab/><text:span text:style-name="T2">&lt;li data-num="2"&gt;&lt;img src="image/concert2.jpeg" alt="" height="300" class="imgli"&gt;&lt;/li&gt;</text:span></text:p>
      <text:p text:style-name="P3"><text:tab/><text:s text:c="13"/><text:tab/>&lt;li data-num="3"&gt;&lt;img src="image/concert3.jpg" alt="" height="300" class="imgli"&gt;&lt;/li&gt;</text:p>
      <text:p text:style-name="P4"><text:tab/><text:tab/><text:tab/><text:tab/>&lt;/div&gt;</text:p>
      <text:p text:style-name="P5"><text:tab/><text:tab/><text:tab/>&lt;/div&gt;</text:p>
      <text:p text:style-name="P6"><text:tab/><text:tab/>&lt;/div&gt;</text:p>
      <text:p text:style-name="P7"/>
      <text:p text:style-name="P8"><text:tab/><text:tab/><text:tab/>&lt;!--&lt;div class="map"&gt;</text:p>
      <text:p text:style-name="P9"><text:tab/><text:tab/><text:tab/><text:tab/>&lt;iframe width=100% height="576" src="https://maphub.net/embed/108114?legend=1&amp;panel=1&amp;panel_closed=1" frameborder="0"&gt;&lt;/iframe&gt;--&gt;</text:p>
      <text:p text:style-name="Normal"><text:span text:style-name="T10"><text:tab/></text:span><text:span text:style-name="T11"><text:tab/></text:span><text:span text:style-name="T12"><text:tab/></text:span><text:span text:style-name="T13"><text:tab/></text:span>&lt;!--salut biloute</text:p>
      <text:p text:style-name="Normal"><text:tab/><text:tab/><text:tab/>&lt;/div&gt;</text:p>
      <text:p text:style-name="Normal"><text:tab/><text:tab/><text:tab/>&lt;/div&gt;</text:p>
      <text:p text:style-name="Normal"><text:tab/><text:tab/>&lt;/div&gt;</text:p>
      <text:p text:style-name="Normal"><text:tab/><text:tab/><text:span text:style-name="T14">&lt;div class="footer"&gt;</text:span></text:p>
      <text:p text:style-name="P15"><text:tab/><text:tab/>&lt;footer&gt;</text:p>
      <text:p text:style-name="Normal"><text:span text:style-name="T16"><text:tab/></text:span><text:span text:style-name="T17"><text:tab/></text:span><text:span text:style-name="T18"><text:tab/>Un bug?<text:s/></text:span>Une question? Une id&amp;eacute;e d'am&amp;eacute;lioration? &lt;br /&gt; &lt;br/&gt;</text:p>
      <text:p text:style-name="Normal"><text:tab/><text:tab/><text:tab/>&lt;a href="mailto:Ailiganon@gmail.com"&gt;Envoyez-moi un mail !&lt;/a&gt;<text:tab/></text:p>
      <text:p text:style-name="Normal"><text:tab/><text:tab/>&lt;/footer&gt;</text:p>
      <text:p text:style-name="Normal"><text:tab/>&lt;/div&gt;</text:p>
      <text:p text:style-name="Normal"><text:tab/>&lt;/body&gt;--&gt;</text:p>
      <text:p text:style-name="P19"/>
      <text:p text:style-name="Normal"/>
      <text:p text:style-name="Normal">.cadrepos</text:p>
      <text:soft-page-break/>
      <text:p text:style-name="Normal">{</text:p>
      <text:p text:style-name="Normal"><text:tab/>width: 50%;</text:p>
      <text:p text:style-name="Normal"><text:tab/>margin: 0;</text:p>
      <text:p text:style-name="Normal"><text:tab/>position: relative;</text:p>
      <text:p text:style-name="Normal"><text:tab/><text:span text:style-name="T20">margin: 0 50%;</text:span></text:p>
      <text:p text:style-name="P21"><text:tab/>border: 12px solid #FFF;</text:p>
      <text:p text:style-name="P22"><text:tab/>overflow: hidden;</text:p>
      <text:p text:style-name="P23"><text:tab/>/*box-shadow: 1px 1px 20px #888;*/</text:p>
      <text:p text:style-name="P24"><text:tab/>border-radius: 5px;</text:p>
      <text:p text:style-name="P25"><text:tab/>max-width: 100%;</text:p>
      <text:p text:style-name="P26"><text:tab/>box-sizing: border-box;</text:p>
      <text:p text:style-name="P27"><text:tab/>margin: 0 auto;</text:p>
      <text:p text:style-name="P28">}</text:p>
      <text:p text:style-name="P29"/>
      <text:p text:style-name="P30">.prochainement</text:p>
      <text:p text:style-name="P31">{</text:p>
      <text:p text:style-name="P32"><text:s text:c="3"/>overflow: hidden;</text:p>
      <text:p text:style-name="P33"><text:s text:c="3"/>border: 3px solid #F2F2F2;</text:p>
      <text:p text:style-name="P34"><text:s text:c="3"/>padding:0; margin:0;</text:p>
      <text:p text:style-name="P35"><text:s text:c="3"/>display: flex;</text:p>
      <text:p text:style-name="P36"><text:s text:c="3"/>animation: slide 10.5s ease infinite 0s;</text:p>
      <text:p text:style-name="P37"><text:s text:c="3"/>width: 300%;</text:p>
      <text:p text:style-name="P38">}</text:p>
      <text:p text:style-name="P39"/>
      <text:p text:style-name="P40">.txtpro</text:p>
      <text:p text:style-name="P41">{</text:p>
      <text:p text:style-name="P42"><text:tab/>position: absolute;</text:p>
      <text:p text:style-name="P43"><text:tab/>margin-top: 50px;</text:p>
      <text:p text:style-name="P44"><text:tab/>margin-left: 50px;</text:p>
      <text:p text:style-name="P45"><text:tab/>background-color: grey;</text:p>
      <text:p text:style-name="P46"><text:tab/>text-decoration-color: red;</text:p>
      <text:soft-page-break/>
      <text:p text:style-name="P47"><text:tab/>border: 4px solid #FFF;</text:p>
      <text:p text:style-name="P48"><text:tab/>border-radius: 3px;</text:p>
      <text:p text:style-name="P49"><text:tab/>z-index: 1;</text:p>
      <text:p text:style-name="P50">}</text:p>
      <text:p text:style-name="P51"/>
      <text:p text:style-name="P52">ul {</text:p>
      <text:p text:style-name="P53"><text:s text:c="4"/>margin-top: 0;</text:p>
      <text:p text:style-name="P54"><text:s text:c="4"/>list-style-image: url(data:image/gif;base64,R0lGODlhBQANAIAAAGOMnP///yH5BAEAAAEALAAAAAAFAA0AAAIJjI+pu+APo4SpADs=);</text:p>
      <text:p text:style-name="P55">}</text:p>
      <text:p text:style-name="P56"/>
      <text:p text:style-name="P57">@keyframes slide</text:p>
      <text:p text:style-name="P58">{</text:p>
      <text:p text:style-name="P59"><text:s/>0%, 23.81%, 100% {</text:p>
      <text:p text:style-name="P60"><text:s text:c="4"/>transform: translate(0,0);</text:p>
      <text:p text:style-name="P61"><text:s text:c="2"/>}</text:p>
      <text:p text:style-name="P62"><text:s text:c="2"/>33.33%, 57.14% {</text:p>
      <text:p text:style-name="P63"><text:s text:c="4"/>transform: translate(-33.33%,0);</text:p>
      <text:p text:style-name="P64"><text:s text:c="2"/>}</text:p>
      <text:p text:style-name="P65"><text:s text:c="2"/>66.67%, 90.48% {</text:p>
      <text:p text:style-name="P66"><text:s text:c="4"/>transform: translate(-66.67%,0);</text:p>
      <text:p text:style-name="P67"><text:s text:c="2"/>}</text:p>
      <text:p text:style-name="P68">}</text:p>
      <text:p text:style-name="P69"/>
      <text:p text:style-name="P70">.imgli</text:p>
      <text:p text:style-name="P71">{</text:p>
      <text:p text:style-name="P72"><text:tab/>width: 100%;</text:p>
      <text:p text:style-name="P73"><text:tab/>opacity: 1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USQUET Nicolas</meta:initial-creator>
    <dc:creator>BUSQUET Nicolas</dc:creator>
    <meta:creation-date>2020-11-09T22:03:00Z</meta:creation-date>
    <dc:date>2020-11-09T23:21:00Z</dc:date>
    <meta:template xlink:href="Normal" xlink:type="simple"/>
    <meta:editing-cycles>1</meta:editing-cycles>
    <meta:editing-duration>PT4680S</meta:editing-duration>
    <meta:document-statistic meta:page-count="3" meta:paragraph-count="3" meta:word-count="282" meta:character-count="1831" meta:row-count="12" meta:non-whitespace-character-count="1552"/>
  </office:meta>
</office:document-meta>
</file>